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82F8CE84CBDC30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85c3ff" draw:textarea-horizontal-align="justify" draw:textarea-vertical-align="middle" draw:auto-grow-height="false" fo:min-height="0.131cm" fo:min-width="4.707cm"/>
    </style:style>
    <style:style style:name="gr5" style:family="graphic" style:parent-style-name="objectwithoutfill">
      <style:graphic-properties draw:stroke="dash" draw:stroke-dash="Centerline" svg:stroke-color="#000000" draw:fill="none" draw:textarea-vertical-align="middle"/>
    </style:style>
    <style:style style:name="gr6" style:family="graphic" style:parent-style-name="standard">
      <style:graphic-properties draw:fill="bitmap" draw:fill-image-name="Wall_20_and_20_Ceiling" draw:textarea-horizontal-align="justify" draw:textarea-vertical-align="middle" draw:auto-grow-height="false" fo:min-height="0.766cm" fo:min-width="4.326cm"/>
    </style:style>
    <style:style style:name="gr7" style:family="graphic" style:parent-style-name="objectwithoutfill">
      <style:graphic-properties svg:stroke-width="0.203cm" svg:stroke-color="#3465a4" draw:marker-start-width="0.812cm" draw:marker-end="Arrow" draw:marker-end-width="0.457cm" draw:fill="none" draw:textarea-vertical-align="middle" fo:padding-top="0.226cm" fo:padding-bottom="0.226cm" fo:padding-left="0.351cm" fo:padding-right="0.351cm"/>
    </style:style>
    <style:style style:name="gr8" style:family="graphic" style:parent-style-name="standard">
      <style:graphic-properties draw:textarea-horizontal-align="justify" draw:textarea-vertical-align="middle" draw:auto-grow-height="false" fo:min-height="2.355cm" fo:min-width="2.105cm"/>
    </style:style>
    <style:style style:name="gr9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0cm"/>
    </style:style>
    <style:style style:name="gr11" style:family="graphic" style:parent-style-name="objectwithoutfill">
      <style:graphic-properties svg:stroke-color="#000000" draw:marker-end="Arrow" draw:marker-end-width="0.10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Times New Roman" fo:font-style="italic" style:font-style-asian="italic" style:font-style-complex="italic"/>
    </style:style>
    <style:style style:name="P4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P5" style:family="paragraph">
      <loext:graphic-properties draw:fill-color="#85c3ff"/>
      <style:paragraph-properties fo:text-align="center"/>
    </style:style>
    <style:style style:name="P6" style:family="paragraph">
      <loext:graphic-properties draw:fill="bitmap" draw:fill-image-name="Wall_20_and_20_Ceiling"/>
      <style:paragraph-properties fo:text-align="center"/>
    </style:style>
    <style:style style:name="T1" style:family="text">
      <style:text-properties style:font-name="Times New Roman" fo:font-style="italic" style:font-style-asian="italic" style:font-style-complex="italic"/>
    </style:style>
    <style:style style:name="T2" style:family="text">
      <style:text-properties style:font-name="Times New Roman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measurelines" svg:x1="1.017cm" svg:y1="13.746cm" svg:x2="4.446cm" svg:y2="13.746cm">
            <text:p/>
          </draw:line>
          <draw:g>
            <draw:g>
              <draw:path draw:style-name="gr2" draw:text-style-name="P2" draw:layer="layout" svg:width="3.53cm" svg:height="1.34cm" draw:transform="rotate (-2.49808975837948) translate (4.468cm 1.876cm)" svg:viewBox="0 0 3531 1341" svg:d="M0 0c635 0 1422 432 2413 1016s1118 203 1118 203">
                <text:p/>
              </draw:path>
              <draw:path draw:style-name="gr2" draw:text-style-name="P2" draw:layer="layout" svg:width="3.307cm" svg:height="1.224cm" draw:transform="skewX (-0.0774926187885483) rotate (-2.53613793607296) translate (4.46785912309165cm 2.13000000000349cm)" svg:viewBox="0 0 3308 1225" svg:d="M0 0c595 0 1333 394 2261 928s1047 186 1047 186">
                <text:p/>
              </draw:path>
              <draw:path draw:style-name="gr2" draw:text-style-name="P2" draw:layer="layout" svg:width="3.369cm" svg:height="1.245cm" draw:transform="skewX (0.0792379480405425) rotate (-0.603883921190039) translate (1.69828863254652cm 1.99454469563114cm)" svg:viewBox="0 0 3370 1246" svg:d="M3370 0c-606 0-1358 401-2304 944-945 543-1066 189-1066 189">
                <text:p/>
              </draw:path>
              <draw:path draw:style-name="gr2" draw:text-style-name="P2" draw:layer="layout" svg:width="3.502cm" svg:height="1.321cm" draw:transform="skewX (0.0212930168743309) rotate (-0.632856386773145) translate (1.64738638941537cm 2.06514948037825cm)" svg:viewBox="0 0 3503 1322" svg:d="M3503 0c-630 0-1411 426-2394 1001-983 576-1109 201-1109 201">
                <text:p/>
              </draw:path>
              <draw:path draw:style-name="gr2" draw:text-style-name="P2" draw:layer="layout" svg:width="0.156cm" svg:height="0.234cm" draw:transform="rotate (-0.393397213399522) translate (4.468cm 1.876cm)" svg:viewBox="0 0 157 235" svg:d="M0 0zM0 0c283 20 97 235 97 235">
                <text:p/>
              </draw:path>
            </draw:g>
            <draw:g>
              <draw:path draw:style-name="gr2" draw:text-style-name="P2" draw:layer="layout" svg:width="3.53cm" svg:height="1.34cm" draw:transform="rotate (-2.49808975837948) translate (4.45cm 3.896cm)" svg:viewBox="0 0 3531 1341" svg:d="M0 0c635 0 1422 432 2413 1016s1118 203 1118 203">
                <text:p/>
              </draw:path>
              <draw:path draw:style-name="gr2" draw:text-style-name="P2" draw:layer="layout" svg:width="3.307cm" svg:height="1.224cm" draw:transform="skewX (-0.0774926187885483) rotate (-2.53613793607296) translate (4.44985912309165cm 4.15000000000349cm)" svg:viewBox="0 0 3308 1225" svg:d="M0 0c595 0 1333 394 2261 928s1047 186 1047 186">
                <text:p/>
              </draw:path>
              <draw:path draw:style-name="gr2" draw:text-style-name="P2" draw:layer="layout" svg:width="3.369cm" svg:height="1.245cm" draw:transform="skewX (0.0792379480405426) rotate (-0.603883921190039) translate (1.68028863254652cm 4.01454469563114cm)" svg:viewBox="0 0 3370 1246" svg:d="M3370 0c-606 0-1358 401-2304 944-945 543-1066 189-1066 189">
                <text:p/>
              </draw:path>
              <draw:path draw:style-name="gr2" draw:text-style-name="P2" draw:layer="layout" svg:width="3.502cm" svg:height="1.321cm" draw:transform="skewX (0.021293016874331) rotate (-0.632856386773145) translate (1.62938638941537cm 4.08514948037825cm)" svg:viewBox="0 0 3503 1322" svg:d="M3503 0c-630 0-1411 426-2394 1001-983 576-1109 201-1109 201">
                <text:p/>
              </draw:path>
              <draw:path draw:style-name="gr2" draw:text-style-name="P2" draw:layer="layout" svg:width="0.156cm" svg:height="0.234cm" draw:transform="rotate (-0.393397213399522) translate (4.45cm 3.896cm)" svg:viewBox="0 0 157 235" svg:d="M0 0zM0 0c283 20 97 235 97 235">
                <text:p/>
              </draw:path>
            </draw:g>
            <draw:g>
              <draw:path draw:style-name="gr2" draw:text-style-name="P2" draw:layer="layout" svg:width="3.53cm" svg:height="1.34cm" draw:transform="rotate (-2.49808975837948) translate (4.469cm 5.934cm)" svg:viewBox="0 0 3531 1341" svg:d="M0 0c635 0 1422 432 2413 1016s1118 203 1118 203">
                <text:p/>
              </draw:path>
              <draw:path draw:style-name="gr2" draw:text-style-name="P2" draw:layer="layout" svg:width="3.307cm" svg:height="1.224cm" draw:transform="skewX (-0.0774926187885484) rotate (-2.53613793607296) translate (4.46885912309165cm 6.18800000000349cm)" svg:viewBox="0 0 3308 1225" svg:d="M0 0c595 0 1333 394 2261 928s1047 186 1047 186">
                <text:p/>
              </draw:path>
              <draw:path draw:style-name="gr2" draw:text-style-name="P2" draw:layer="layout" svg:width="3.369cm" svg:height="1.245cm" draw:transform="skewX (0.0792379480405425) rotate (-0.603883921190039) translate (1.69928863254652cm 6.05254469563115cm)" svg:viewBox="0 0 3370 1246" svg:d="M3370 0c-606 0-1358 401-2304 944-945 543-1066 189-1066 189">
                <text:p/>
              </draw:path>
              <draw:path draw:style-name="gr2" draw:text-style-name="P2" draw:layer="layout" svg:width="3.502cm" svg:height="1.321cm" draw:transform="skewX (0.0212930168743309) rotate (-0.632856386773145) translate (1.64838638941537cm 6.12314948037825cm)" svg:viewBox="0 0 3503 1322" svg:d="M3503 0c-630 0-1411 426-2394 1001-983 576-1109 201-1109 201">
                <text:p/>
              </draw:path>
              <draw:path draw:style-name="gr2" draw:text-style-name="P2" draw:layer="layout" svg:width="0.156cm" svg:height="0.234cm" draw:transform="rotate (-0.393397213399522) translate (4.469cm 5.934cm)" svg:viewBox="0 0 157 235" svg:d="M0 0zM0 0c283 20 97 235 97 235">
                <text:p/>
              </draw:path>
            </draw:g>
            <draw:g>
              <draw:path draw:style-name="gr2" draw:text-style-name="P2" draw:layer="layout" svg:width="3.53cm" svg:height="1.34cm" draw:transform="rotate (-2.49808975837948) translate (4.451cm 7.954cm)" svg:viewBox="0 0 3531 1341" svg:d="M0 0c635 0 1422 432 2413 1016s1118 203 1118 203">
                <text:p/>
              </draw:path>
              <draw:path draw:style-name="gr2" draw:text-style-name="P2" draw:layer="layout" svg:width="3.307cm" svg:height="1.224cm" draw:transform="skewX (-0.0774926187885484) rotate (-2.53613793607296) translate (4.45085912309165cm 8.20800000000349cm)" svg:viewBox="0 0 3308 1225" svg:d="M0 0c595 0 1333 394 2261 928s1047 186 1047 186">
                <text:p/>
              </draw:path>
              <draw:path draw:style-name="gr2" draw:text-style-name="P2" draw:layer="layout" svg:width="3.369cm" svg:height="1.245cm" draw:transform="skewX (0.0792379480405425) rotate (-0.603883921190039) translate (1.68128863254652cm 8.07254469563114cm)" svg:viewBox="0 0 3370 1246" svg:d="M3370 0c-606 0-1358 401-2304 944-945 543-1066 189-1066 189">
                <text:p/>
              </draw:path>
              <draw:path draw:style-name="gr2" draw:text-style-name="P2" draw:layer="layout" svg:width="3.502cm" svg:height="1.321cm" draw:transform="skewX (0.0212930168743309) rotate (-0.632856386773145) translate (1.63038638941537cm 8.14314948037825cm)" svg:viewBox="0 0 3503 1322" svg:d="M3503 0c-630 0-1411 426-2394 1001-983 576-1109 201-1109 201">
                <text:p/>
              </draw:path>
              <draw:path draw:style-name="gr2" draw:text-style-name="P2" draw:layer="layout" svg:width="0.156cm" svg:height="0.234cm" draw:transform="rotate (-0.393397213399522) translate (4.451cm 7.954cm)" svg:viewBox="0 0 157 235" svg:d="M0 0zM0 0c283 20 97 235 97 235">
                <text:p/>
              </draw:path>
            </draw:g>
            <draw:path draw:style-name="gr2" draw:text-style-name="P2" draw:layer="measurelines" svg:width="0.156cm" svg:height="0.234cm" draw:transform="rotate (-0.393397213399522) translate (4.434cm 9.971cm)" svg:viewBox="0 0 157 235" svg:d="M0 0zM0 0c283 20 97 235 97 235">
              <text:p/>
            </draw:path>
          </draw:g>
          <draw:frame draw:style-name="gr3" draw:text-style-name="P4" draw:layer="measurelines" svg:width="0.959cm" svg:height="0.95cm" svg:x="2.217cm" svg:y="13.935cm">
            <draw:text-box>
              <text:p text:style-name="P3"><text:span text:style-name="T1">D</text:span></text:p>
            </draw:text-box>
          </draw:frame>
          <draw:custom-shape draw:style-name="gr4" draw:text-style-name="P5" draw:layer="measurelines" svg:width="5.207cm" svg:height="0.381cm" svg:x="0.128cm" svg:y="10.086cm">
            <text:p/>
            <draw:enhanced-geometry svg:viewBox="0 0 21600 21600" draw:type="rectangle" draw:enhanced-path="M 0 0 L 21600 0 21600 21600 0 21600 0 0 Z N"/>
          </draw:custom-shape>
          <draw:line draw:style-name="gr5" draw:text-style-name="P2" draw:layer="measurelines" svg:x1="1.017cm" svg:y1="2.185cm" svg:x2="1.017cm" svg:y2="16.79cm">
            <text:p/>
          </draw:line>
          <draw:line draw:style-name="gr5" draw:text-style-name="P2" draw:layer="measurelines" svg:x1="4.446cm" svg:y1="2.158cm" svg:x2="4.446cm" svg:y2="16.917cm">
            <text:p/>
          </draw:line>
          <draw:custom-shape draw:style-name="gr6" draw:text-style-name="P6" draw:layer="measurelines" svg:width="4.826cm" svg:height="1.016cm" svg:x="0.382cm" svg:y="1.169cm">
            <text:p/>
            <draw:enhanced-geometry svg:viewBox="0 0 21600 21600" draw:type="rectangle" draw:enhanced-path="M 0 0 L 21600 0 21600 21600 0 21600 0 0 Z N"/>
          </draw:custom-shape>
          <draw:line draw:style-name="gr7" draw:text-style-name="P2" draw:layer="measurelines" svg:x1="2.668cm" svg:y1="11.737cm" svg:x2="2.668cm" svg:y2="10.467cm">
            <text:p/>
          </draw:line>
          <draw:frame draw:style-name="gr3" draw:text-style-name="P4" draw:layer="measurelines" svg:width="0.891cm" svg:height="0.95cm" svg:x="2.218cm" svg:y="12.035cm">
            <draw:text-box>
              <text:p text:style-name="P3"><text:span text:style-name="T1">F</text:span></text:p>
            </draw:text-box>
          </draw:frame>
          <draw:custom-shape draw:style-name="gr8" draw:text-style-name="P1" draw:layer="measurelines" svg:width="3.683cm" svg:height="3.683cm" svg:x="0.925cm" svg:y="14.865cm">
            <text:p/>
            <draw:enhanced-geometry svg:viewBox="0 0 21600 21600" draw:glue-points="10800 0 3163 3163 0 10800 3163 18437 10800 21600 18437 18437 21600 10800 18437 3163" draw:text-areas="3163 3163 18437 18437" draw:type="ring" draw:modifiers="1594.78827361564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9" draw:text-style-name="P2" draw:layer="measurelines" svg:x1="5.335cm" svg:y1="15.52cm" svg:x2="4.446cm" svg:y2="16.028cm">
            <text:p/>
          </draw:line>
          <draw:line draw:style-name="gr9" draw:text-style-name="P2" draw:layer="measurelines" svg:x1="3.119cm" svg:y1="16.755cm" svg:x2="4.262cm" svg:y2="16.12cm">
            <text:p/>
          </draw:line>
          <draw:frame draw:style-name="gr3" draw:text-style-name="P4" draw:layer="measurelines" svg:width="0.82cm" svg:height="0.95cm" svg:x="5.218cm" svg:y="14.935cm">
            <draw:text-box>
              <text:p text:style-name="P3"><text:span text:style-name="T1">d</text:span></text:p>
            </draw:text-box>
          </draw:frame>
        </draw:g>
        <draw:g>
          <draw:path draw:style-name="gr2" draw:text-style-name="P2" draw:layer="layout" svg:width="3.53cm" svg:height="1.34cm" draw:transform="rotate (-2.49808975837948) translate (11.199cm 1.886cm)" svg:viewBox="0 0 3531 1341" svg:d="M0 0c635 0 1422 432 2413 1016s1118 203 1118 203">
            <text:p/>
          </draw:path>
          <draw:path draw:style-name="gr2" draw:text-style-name="P2" draw:layer="layout" svg:width="3.307cm" svg:height="1.224cm" draw:transform="skewX (-0.0774926187885483) rotate (-2.53613793607296) translate (11.1988591230917cm 2.14000000000349cm)" svg:viewBox="0 0 3308 1225" svg:d="M0 0c595 0 1333 394 2261 928s1047 186 1047 186">
            <text:p/>
          </draw:path>
          <draw:path draw:style-name="gr2" draw:text-style-name="P2" draw:layer="layout" svg:width="3.369cm" svg:height="1.245cm" draw:transform="skewX (0.0792379480405426) rotate (-0.603883921190039) translate (8.42928863254652cm 2.00454469563114cm)" svg:viewBox="0 0 3370 1246" svg:d="M3370 0c-606 0-1358 401-2304 944-945 543-1066 189-1066 189">
            <text:p/>
          </draw:path>
          <draw:path draw:style-name="gr2" draw:text-style-name="P2" draw:layer="layout" svg:width="3.502cm" svg:height="1.321cm" draw:transform="skewX (0.0212930168743309) rotate (-0.632856386773145) translate (8.37838638941537cm 2.07514948037825cm)" svg:viewBox="0 0 3503 1322" svg:d="M3503 0c-630 0-1411 426-2394 1001-983 576-1109 201-1109 201">
            <text:p/>
          </draw:path>
          <draw:path draw:style-name="gr2" draw:text-style-name="P2" draw:layer="layout" svg:width="0.156cm" svg:height="0.234cm" draw:transform="rotate (-0.393397213399522) translate (11.199cm 1.886cm)" svg:viewBox="0 0 157 235" svg:d="M0 0zM0 0c283 20 97 235 97 235">
            <text:p/>
          </draw:path>
        </draw:g>
        <draw:g>
          <draw:path draw:style-name="gr2" draw:text-style-name="P2" draw:layer="layout" svg:width="3.53cm" svg:height="1.34cm" draw:transform="rotate (-2.49808975837948) translate (11.181cm 3.906cm)" svg:viewBox="0 0 3531 1341" svg:d="M0 0c635 0 1422 432 2413 1016s1118 203 1118 203">
            <text:p/>
          </draw:path>
          <draw:path draw:style-name="gr2" draw:text-style-name="P2" draw:layer="layout" svg:width="3.307cm" svg:height="1.224cm" draw:transform="skewX (-0.0774926187885483) rotate (-2.53613793607296) translate (11.1808591230917cm 4.16000000000349cm)" svg:viewBox="0 0 3308 1225" svg:d="M0 0c595 0 1333 394 2261 928s1047 186 1047 186">
            <text:p/>
          </draw:path>
          <draw:path draw:style-name="gr2" draw:text-style-name="P2" draw:layer="layout" svg:width="3.369cm" svg:height="1.245cm" draw:transform="skewX (0.0792379480405425) rotate (-0.603883921190039) translate (8.41128863254652cm 4.02454469563114cm)" svg:viewBox="0 0 3370 1246" svg:d="M3370 0c-606 0-1358 401-2304 944-945 543-1066 189-1066 189">
            <text:p/>
          </draw:path>
          <draw:path draw:style-name="gr2" draw:text-style-name="P2" draw:layer="layout" svg:width="3.502cm" svg:height="1.321cm" draw:transform="skewX (0.0212930168743308) rotate (-0.632856386773145) translate (8.36038638941537cm 4.09514948037825cm)" svg:viewBox="0 0 3503 1322" svg:d="M3503 0c-630 0-1411 426-2394 1001-983 576-1109 201-1109 201">
            <text:p/>
          </draw:path>
          <draw:path draw:style-name="gr2" draw:text-style-name="P2" draw:layer="layout" svg:width="0.156cm" svg:height="0.234cm" draw:transform="rotate (-0.393397213399522) translate (11.181cm 3.906cm)" svg:viewBox="0 0 157 235" svg:d="M0 0zM0 0c283 20 97 235 97 235">
            <text:p/>
          </draw:path>
        </draw:g>
        <draw:path draw:style-name="gr2" draw:text-style-name="P2" draw:layer="measurelines" svg:width="0.156cm" svg:height="0.234cm" draw:transform="rotate (-0.393397213399522) translate (11.153cm 5.917cm)" svg:viewBox="0 0 157 235" svg:d="M0 0zM0 0c283 20 97 235 97 235">
          <text:p/>
        </draw:path>
        <draw:line draw:style-name="gr5" draw:text-style-name="P2" draw:layer="measurelines" svg:x1="7.748cm" svg:y1="2.195cm" svg:x2="7.748cm" svg:y2="7.783cm">
          <text:p/>
        </draw:line>
        <draw:line draw:style-name="gr5" draw:text-style-name="P2" draw:layer="measurelines" svg:x1="11.177cm" svg:y1="2.168cm" svg:x2="11.177cm" svg:y2="5.878cm">
          <text:p/>
        </draw:line>
        <draw:custom-shape draw:style-name="gr6" draw:text-style-name="P6" draw:layer="measurelines" svg:width="4.826cm" svg:height="1.016cm" svg:x="7.113cm" svg:y="1.179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measurelines" svg:x1="11.187cm" svg:y1="7.297cm" svg:x2="11.187cm" svg:y2="6.027cm">
          <text:p/>
        </draw:line>
        <draw:frame draw:style-name="gr3" draw:text-style-name="P4" draw:layer="measurelines" svg:width="0.891cm" svg:height="0.95cm" svg:x="10.737cm" svg:y="7.595cm">
          <draw:text-box>
            <text:p text:style-name="P3"><text:span text:style-name="T1">F</text:span></text:p>
          </draw:text-box>
        </draw:frame>
        <draw:line draw:style-name="gr7" draw:text-style-name="P2" draw:layer="measurelines" svg:x1="9.521cm" svg:y1="0.925cm" svg:x2="9.521cm" svg:y2="2.195cm">
          <text:p/>
        </draw:line>
        <draw:frame draw:style-name="gr10" draw:text-style-name="P4" draw:layer="measurelines" svg:width="0.891cm" svg:height="0.95cm" svg:x="9.075cm" svg:y="0.052cm">
          <draw:text-box>
            <text:p text:style-name="P3"><text:span text:style-name="T1">F</text:span></text:p>
          </draw:text-box>
        </draw:frame>
        <draw:path draw:style-name="gr11" draw:text-style-name="P2" draw:layer="measurelines" svg:width="0.224cm" svg:height="0.485cm" draw:transform="skewX (-0.408581577891873) rotate (-0.699527964199327) translate (11.4990012035682cm 5.75099598065331cm)" svg:viewBox="0 0 225 486" svg:d="M0 0c331-2 198 486 198 486">
          <text:p/>
        </draw:path>
        <draw:frame draw:style-name="gr3" draw:text-style-name="P4" draw:layer="measurelines" svg:width="3.106cm" svg:height="0.95cm" svg:x="11.753cm" svg:y="5.624cm">
          <draw:text-box>
            <text:p text:style-name="P3"><text:span text:style-name="T1">T</text:span><text:span text:style-name="T1"> </text:span><text:span text:style-name="T1">=</text:span><text:span text:style-name="T1"> </text:span><text:span text:style-name="T1">F</text:span><text:span text:style-name="T1">D</text:span><text:span text:style-name="T1">/</text:span><text:span text:style-name="T2">2</text:span><text:span text:style-name="T1"> </text:span></text:p>
          </draw:text-box>
        </draw:frame>
        <draw:line draw:style-name="gr7" draw:text-style-name="P2" draw:layer="measurelines" svg:x1="2.673cm" svg:y1="0.937cm" svg:x2="2.673cm" svg:y2="2.207cm">
          <text:p/>
        </draw:line>
        <draw:frame draw:style-name="gr10" draw:text-style-name="P4" draw:layer="measurelines" svg:width="0.891cm" svg:height="0.95cm" svg:x="2.284cm" svg:y="0.039cm">
          <draw:text-box>
            <text:p text:style-name="P3"><text:span text:style-name="T1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Wall_20_and_20_Ceiling" draw:display-name="Wall and Ceiling" xlink:href="Pictures/10000000000000080000000882F8CE84CBDC30BB.png" xlink:type="simple" xlink:show="embed" xlink:actuate="onLoad"/>
    <draw:marker draw:name="Arrow" svg:viewBox="0 0 20 30" svg:d="M10 0l-10 30h20z"/>
    <draw:stroke-dash draw:name="Centerline" draw:style="rect" draw:dots1="1" draw:dots1-length="0.406cm" draw:dots2="1" draw:distance="0.25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986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01T16:35:58.059289052</dc:date>
    <meta:editing-duration>PT10M2S</meta:editing-duration>
    <meta:editing-cycles>2</meta:editing-cycles>
    <meta:generator>LibreOffice/5.3.0.3$Linux_X86_64 LibreOffice_project/30m0$Build-3</meta:generator>
    <meta:document-statistic meta:object-count="63"/>
  </office:meta>
</office:document-meta>
</file>